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530000000937C464551.png"/>
  <manifest:file-entry manifest:media-type="image/png" manifest:full-path="Pictures/10000000000005310000006C52B6CB58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sentación_25_20Comercial_25_20Nibiru-title">
      <style:graphic-properties draw:auto-grow-height="true" fo:min-height="3.507cm"/>
    </style:style>
    <style:style style:name="pr2" style:family="presentation" style:parent-style-name="Presentación_25_20Comercial_25_20Nibiru-subtitle">
      <style:graphic-properties draw:fill-color="#ffffff" fo:min-height="13.609cm"/>
    </style:style>
    <style:style style:name="pr3" style:family="presentation" style:parent-style-name="Presentación_25_20Comercial_25_20Nibiru-notes">
      <style:graphic-properties draw:fill-color="#ffffff" draw:auto-grow-height="true" fo:min-height="13.365cm"/>
    </style:style>
    <style:style style:name="pr4" style:family="presentation" style:parent-style-name="Presentación_25_20Comercial_25_20Nibiru-title">
      <style:graphic-properties fo:min-height="3.506cm"/>
    </style:style>
    <style:style style:name="pr5" style:family="presentation" style:parent-style-name="Presentación_25_20Comercial_25_20Nibiru-outline1">
      <style:graphic-properties fo:min-height="12.18cm"/>
    </style:style>
    <style:style style:name="pr6" style:family="presentation" style:parent-style-name="Presentación_25_20Comercial_25_20Nibiru-notes">
      <style:graphic-properties draw:fill-color="#ffffff" fo:min-height="13.364cm"/>
    </style:style>
    <style:style style:name="pr7" style:family="presentation" style:parent-style-name="Presentación_25_20Comercial_25_20Nibiru-notes">
      <style:graphic-properties draw:fill-color="#ffffff" fo:min-height="13.114cm"/>
    </style:style>
    <style:style style:name="pr8" style:family="presentation" style:parent-style-name="Presentación_25_20Comercial_25_20Nibiru-subtitle">
      <style:graphic-properties draw:fill-color="#ffffff" draw:auto-grow-height="true" fo:min-height="13.86cm"/>
    </style:style>
    <style:style style:name="pr9" style:family="presentation" style:parent-style-name="Presentación_25_20Comercial_25_20Nibiru-title">
      <style:graphic-properties fo:min-height="3.256cm"/>
    </style:style>
    <style:style style:name="P1" style:family="paragraph">
      <style:text-properties fo:font-size="20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sentación_25_20Comercial_25_20Nibiru" presentation:presentation-page-layout-name="AL1T0">
        <office:forms form:automatic-focus="false" form:apply-design-mode="false"/>
        <draw:frame presentation:style-name="pr1" draw:layer="layout" svg:width="16cm" svg:height="3.507cm" svg:x="4.5cm" svg:y="0.837cm" presentation:class="title">
          <draw:text-box>
            <text:p>Nibiru Mobile</text:p>
          </draw:text-box>
        </draw:frame>
        <draw:frame presentation:style-name="pr2" draw:layer="layout" svg:width="25.199cm" svg:height="13.609cm" svg:x="1.4cm" svg:y="5.039cm" presentation:class="subtitle">
          <draw:text-box>
            <text:p>Presentación Técnic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sentación_25_20Comercial_25_20Nibiru" presentation:presentation-page-layout-name="AL2T1">
        <office:forms form:automatic-focus="false" form:apply-design-mode="false"/>
        <draw:frame presentation:style-name="pr4" draw:layer="layout" svg:width="16cm" svg:height="3.506cm" svg:x="4.5cm" svg:y="0.837cm" presentation:class="title">
          <draw:text-box>
            <text:p>Nibiru Mobile</text:p>
          </draw:text-box>
        </draw:frame>
        <draw:frame presentation:style-name="pr5" draw:layer="layout" svg:width="25.199cm" svg:height="12.443cm" svg:x="1.4cm" svg:y="4.914cm" presentation:class="outline" presentation:user-transformed="true">
          <draw:text-box>
            <text:list text:style-name="L2">
              <text:list-item>
                <text:p>Características generales</text:p>
                <text:list>
                  <text:list-item>
                    <text:p>API unificada para componentes comunes</text:p>
                    <text:list>
                      <text:list-item>
                        <text:p>Implementación en diferentes tecnologías</text:p>
                      </text:list-item>
                    </text:list>
                  </text:list-item>
                  <text:list-item>
                    <text:p>Desarrollo en Java</text:p>
                    <text:list>
                      <text:list-item>
                        <text:p>A diferencia de frameworks basados en JavaScript </text:p>
                      </text:list-item>
                    </text:list>
                  </text:list-item>
                  <text:list-item>
                    <text:p>Soporte para desarrollo nativo</text:p>
                    <text:list>
                      <text:list-item>
                        <text:p>Por ahora Android...</text:p>
                      </text:list-item>
                    </text:list>
                  </text:list-item>
                  <text:list-item>
                    <text:p>Enfoque similar a PlayN</text:p>
                    <text:list>
                      <text:list-item>
                        <text:p>Cuando comenzamos a desarrollarlo no lo conocíamos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sentación_25_20Comercial_25_20Nibiru" presentation:presentation-page-layout-name="AL2T1">
        <office:forms form:automatic-focus="false" form:apply-design-mode="false"/>
        <draw:frame presentation:style-name="pr4" draw:layer="layout" svg:width="16cm" svg:height="3.506cm" svg:x="4.5cm" svg:y="0.837cm" presentation:class="title">
          <draw:text-box>
            <text:p>Nibiru Mobile</text:p>
          </draw:text-box>
        </draw:frame>
        <draw:frame presentation:style-name="pr5" draw:layer="layout" svg:width="25.199cm" svg:height="15.477cm" svg:x="1.4cm" svg:y="4.914cm" presentation:class="outline" presentation:user-transformed="true">
          <draw:text-box>
            <text:list text:style-name="L2">
              <text:list-item>
                <text:p>Historia</text:p>
                <text:list>
                  <text:list-item>
                    <text:p>Evolución del framework usado en Orders</text:p>
                    <text:list>
                      <text:list-item>
                        <text:p>También basado en Java</text:p>
                      </text:list-item>
                      <text:list-item>
                        <text:p>Apuntaba a soportar J2ME</text:p>
                        <text:list>
                          <text:list-item>
                            <text:p>Denominador común demasiado bajo, no permitía usar</text:p>
                            <text:list>
                              <text:list-item>
                                <text:p>Anotaciones</text:p>
                              </text:list-item>
                              <text:list-item>
                                <text:p>Generics</text:p>
                              </text:list-item>
                              <text:list-item>
                                <text:p>Coleccione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Framework Nibiru</text:p>
                    <text:list>
                      <text:list-item>
                        <text:p>Componentes genéricos para desarrollo server side</text:p>
                      </text:list-item>
                      <text:list-item>
                        <text:p>Nibiru Mobile: misma filosofía, pero en mobile</text:p>
                        <text:list>
                          <text:list-item>
                            <text:p>Pero son diferentes frameworks – nos falta marketing!</text:p>
                          </text:list-item>
                        </text:list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sentación_25_20Comercial_25_20Nibiru" presentation:presentation-page-layout-name="AL2T1">
        <office:forms form:automatic-focus="false" form:apply-design-mode="false"/>
        <draw:frame presentation:style-name="pr4" draw:layer="layout" svg:width="16cm" svg:height="3.506cm" svg:x="4.5cm" svg:y="0.837cm" presentation:class="title">
          <draw:text-box>
            <text:p>Nibiru Mobil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aracterística: Enlace de componentes</text:p>
              </text:list-item>
              <text:list-item>
                <text:p>Patrón: IoC, DI</text:p>
              </text:list-item>
              <text:list-item>
                <text:p>Implementaciones</text:p>
                <text:list>
                  <text:list-item>
                    <text:p>Android: Guice + RoboGuice + JSR330</text:p>
                  </text:list-item>
                  <text:list-item>
                    <text:p>GWT: GIN + JSR33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sentación_25_20Comercial_25_20Nibiru" presentation:presentation-page-layout-name="AL2T1">
        <office:forms form:automatic-focus="false" form:apply-design-mode="false"/>
        <draw:frame presentation:style-name="pr4" draw:layer="layout" svg:width="16cm" svg:height="3.506cm" svg:x="4.5cm" svg:y="0.837cm" presentation:class="title">
          <draw:text-box>
            <text:p>Nibiru Mobil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aracterística: Presentación</text:p>
              </text:list-item>
              <text:list-item>
                <text:p>Patrón: MVP</text:p>
              </text:list-item>
              <text:list-item>
                <text:p>Implementaciones</text:p>
                <text:list>
                  <text:list-item>
                    <text:p>Android: Actividades y vistas nativas</text:p>
                  </text:list-item>
                  <text:list-item>
                    <text:p>GWT: MVP de GWT, MGWT o SmartGWT Mob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sentación_25_20Comercial_25_20Nibiru" presentation:presentation-page-layout-name="AL2T1">
        <office:forms form:automatic-focus="false" form:apply-design-mode="false"/>
        <draw:frame presentation:style-name="pr4" draw:layer="layout" svg:width="16cm" svg:height="3.506cm" svg:x="4.5cm" svg:y="0.837cm" presentation:class="title">
          <draw:text-box>
            <text:p>Nibiru Mobil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aracterística: Internacionalización</text:p>
              </text:list-item>
              <text:list-item>
                <text:p>Implementaciones</text:p>
                <text:list>
                  <text:list-item>
                    <text:p>Android: ResourceBundle + proxy Java</text:p>
                  </text:list-item>
                  <text:list-item>
                    <text:p>GWT: Interfaz Messages de GW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sentación_25_20Comercial_25_20Nibiru" presentation:presentation-page-layout-name="AL2T1">
        <office:forms form:automatic-focus="false" form:apply-design-mode="false"/>
        <draw:frame presentation:style-name="pr4" draw:layer="layout" svg:width="16cm" svg:height="3.506cm" svg:x="4.5cm" svg:y="0.837cm" presentation:class="title">
          <draw:text-box>
            <text:p>Nibiru Mobil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aracterística: Gestión de eventos</text:p>
              </text:list-item>
              <text:list-item>
                <text:p>Patrón: Publish-Subscribe</text:p>
              </text:list-item>
              <text:list-item>
                <text:p>Implementaciones</text:p>
                <text:list>
                  <text:list-item>
                    <text:p>Android: Intent + BroadcastReceiver</text:p>
                  </text:list-item>
                  <text:list-item>
                    <text:p>GWT: EventB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sentación_25_20Comercial_25_20Nibiru" presentation:presentation-page-layout-name="AL2T1">
        <office:forms form:automatic-focus="false" form:apply-design-mode="false"/>
        <draw:frame presentation:style-name="pr4" draw:layer="layout" svg:width="16cm" svg:height="3.506cm" svg:x="4.5cm" svg:y="0.837cm" presentation:class="title">
          <draw:text-box>
            <text:p>Nibiru Mobil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aracterística: Persistencia</text:p>
              </text:list-item>
              <text:list-item>
                <text:p>Patrón: DAO</text:p>
              </text:list-item>
              <text:list-item>
                <text:p>Implementaciones</text:p>
                <text:list>
                  <text:list-item>
                    <text:p>Android: OrmLite</text:p>
                  </text:list-item>
                  <text:list-item>
                    <text:p>GWT: persistence.js + GWT-Mobile Persist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sentación_25_20Comercial_25_20Nibiru" presentation:presentation-page-layout-name="AL2T1">
        <office:forms form:automatic-focus="false" form:apply-design-mode="false"/>
        <draw:frame presentation:style-name="pr4" draw:layer="layout" svg:width="16cm" svg:height="3.506cm" svg:x="4.5cm" svg:y="0.837cm" presentation:class="title">
          <draw:text-box>
            <text:p>Nibiru Mobil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aracterística: Serialización de datos</text:p>
              </text:list-item>
              <text:list-item>
                <text:p>Patrón: DTO</text:p>
              </text:list-item>
              <text:list-item>
                <text:p>Implementaciones</text:p>
                <text:list>
                  <text:list-item>
                    <text:p>Android: Jackson</text:p>
                  </text:list-item>
                  <text:list-item>
                    <text:p>GWT: AutoBea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sentación_25_20Comercial_25_20Nibiru" presentation:presentation-page-layout-name="AL2T1">
        <office:forms form:automatic-focus="false" form:apply-design-mode="false"/>
        <draw:frame presentation:style-name="pr4" draw:layer="layout" svg:width="16cm" svg:height="3.506cm" svg:x="4.5cm" svg:y="0.837cm" presentation:class="title">
          <draw:text-box>
            <text:p>Nibiru Mobil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aracterística: Requerimientos HTTP</text:p>
              </text:list-item>
              <text:list-item>
                <text:p>Implementaciones</text:p>
                <text:list>
                  <text:list-item>
                    <text:p>Android: Apache HttpComponents</text:p>
                  </text:list-item>
                  <text:list-item>
                    <text:p>GWT: RequestBuil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sentación_25_20Comercial_25_20Nibiru" presentation:presentation-page-layout-name="AL2T1">
        <office:forms form:automatic-focus="false" form:apply-design-mode="false"/>
        <draw:frame presentation:style-name="pr4" draw:layer="layout" svg:width="16cm" svg:height="3.506cm" svg:x="4.5cm" svg:y="0.837cm" presentation:class="title">
          <draw:text-box>
            <text:p>Nibiru Mobil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aracterística: Servicios remotos</text:p>
              </text:list-item>
              <text:list-item>
                <text:p>Patrón: Remote Procedure Invocation</text:p>
              </text:list-item>
              <text:list-item>
                <text:p>Tipos: REST, JSON-RPC</text:p>
              </text:list-item>
              <text:list-item>
                <text:p>Implementaciones</text:p>
                <text:list>
                  <text:list-item>
                    <text:p>Genéricas, utilizando las abstracciones de serialización y de HTTP</text:p>
                  </text:list-item>
                  <text:list-item>
                    <text:p>Reutilizables en ambas plataform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sentación_25_20Comercial_25_20Nibiru" presentation:presentation-page-layout-name="AL2T1">
        <draw:frame presentation:style-name="pr4" draw:layer="layout" svg:width="16cm" svg:height="3.506cm" svg:x="4.5cm" svg:y="0.837cm" presentation:class="title">
          <draw:text-box>
            <text:p>Nibiru Mobil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aracterística: Acceso a hardware</text:p>
              </text:list-item>
              <text:list-item>
                <text:p>Implementaciones</text:p>
                <text:list>
                  <text:list-item>
                    <text:p>Android: Nativo</text:p>
                  </text:list-item>
                  <text:list-item>
                    <text:p>GWT: PhoneGap (Apache Cordova) + GWT-PhoneGa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sentación_25_20Comercial_25_20Nibiru" presentation:presentation-page-layout-name="AL2T1">
        <draw:frame presentation:style-name="pr4" draw:layer="layout" svg:width="16cm" svg:height="3.506cm" svg:x="4.5cm" svg:y="0.837cm" presentation:class="title">
          <draw:text-box>
            <text:p>Nibiru Mobil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aracterística: Gestión de preferencias</text:p>
              </text:list-item>
              <text:list-item>
                <text:p>Implementaciones</text:p>
                <text:list>
                  <text:list-item>
                    <text:p>Android: SharedPreferences</text:p>
                  </text:list-item>
                  <text:list-item>
                    <text:p>GWT: Cook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sentación_25_20Comercial_25_20Nibiru" presentation:presentation-page-layout-name="AL2T1">
        <draw:frame presentation:style-name="pr4" draw:layer="layout" svg:width="16cm" svg:height="3.506cm" svg:x="4.5cm" svg:y="0.837cm" presentation:class="title">
          <draw:text-box>
            <text:p>Nibiru Mobile</text:p>
          </draw:text-box>
        </draw:frame>
        <draw:frame presentation:style-name="pr5" draw:layer="layout" svg:width="25.199cm" svg:height="13.632cm" svg:x="1.4cm" svg:y="4.914cm" presentation:class="outline" presentation:user-transformed="true">
          <draw:text-box>
            <text:list text:style-name="L2">
              <text:list-item>
                <text:p>Módulos funcionales implementados</text:p>
                <text:list>
                  <text:list-item>
                    <text:p>Seguridad</text:p>
                  </text:list-item>
                  <text:list-item>
                    <text:p>Alertas</text:p>
                  </text:list-item>
                </text:list>
              </text:list-item>
              <text:list-item>
                <text:p>Ideas pendientes de implementar</text:p>
                <text:list>
                  <text:list-item>
                    <text:p>Sesión y gestión de perfil</text:p>
                  </text:list-item>
                  <text:list-item>
                    <text:p>Sincronización de estado</text:p>
                  </text:list-item>
                  <text:list-item>
                    <text:p>Licenciamiento (basado en Oxen Java Commons)</text:p>
                  </text:list-item>
                  <text:list-item>
                    <text:p>Push</text:p>
                  </text:list-item>
                  <text:list-item>
                    <text:p>Composición de UI (similar a Fragmen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sentación_25_20Comercial_25_20Nibiru" presentation:presentation-page-layout-name="AL2T1">
        <draw:frame presentation:style-name="pr4" draw:layer="layout" svg:width="16cm" svg:height="3.506cm" svg:x="4.5cm" svg:y="0.837cm" presentation:class="title">
          <draw:text-box>
            <text:p>Nibiru Mobil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nsideraciones</text:p>
                <text:list>
                  <text:list-item>
                    <text:p>Único hilo (por JavaScript) – abundancia de callbacks</text:p>
                  </text:list-item>
                  <text:list-item>
                    <text:p>El código genérico no puede usar reflection (por limitaciones de GWT)</text:p>
                  </text:list-item>
                  <text:list-item>
                    <text:p>La inyección se debe configurar 2 veces (porque GIN y Guice usan mecanismos parecidos pero diferente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sentación_25_20Comercial_25_20Nibiru" presentation:presentation-page-layout-name="AL1T0">
        <draw:frame presentation:style-name="pr1" draw:layer="layout" svg:width="16cm" svg:height="3.507cm" svg:x="4.5cm" svg:y="0.837cm" presentation:class="title">
          <draw:text-box>
            <text:p><text:span text:style-name="T1">Nibiru Mobile</text:span></text:p>
          </draw:text-box>
        </draw:frame>
        <draw:frame presentation:style-name="pr2" draw:layer="layout" svg:width="25.199cm" svg:height="13.609cm" svg:x="1.4cm" svg:y="5.039cm" presentation:class="subtitle">
          <draw:text-box>
            <text:p>Dudas?</text:p>
            <text:p/>
            <text:p>Ideas?</text:p>
            <text:p/>
            <text:p>Críticas?</text:p>
            <text:p><text:span text:style-name="T2">Constructivas por favor :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sentación_25_20Comercial_25_20Nibiru" presentation:presentation-page-layout-name="AL1T0">
        <draw:frame presentation:style-name="pr8" draw:layer="layout" svg:width="25.199cm" svg:height="13.86cm" svg:x="1.4cm" svg:y="4.914cm" presentation:class="subtitle">
          <draw:text-box>
            <text:p>Gracias por su atención!</text:p>
            <text:p/>
            <text:p><text:a xlink:href="http://www.oxen.com.ar/">http://www.oxen.com.ar/</text:a></text:p>
            <text:p/>
            <text:p>Fin</text:p>
            <text:p/>
          </draw:text-box>
        </draw:frame>
        <draw:frame presentation:style-name="pr9" draw:layer="layout" svg:width="16cm" svg:height="3.256cm" svg:x="4.5cm" svg:y="0.961cm" presentation:class="title" presentation:user-transformed="true">
          <draw:text-box>
            <text:p>Nibiru Mobile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sentación_25_20Comercial_25_20Nibiru-background" style:display-name="Presentación%20Comercial%20Nibiru-background" style:family="presentation">
      <style:graphic-properties draw:stroke="none" draw:fill="none"/>
      <style:text-properties style:letter-kerning="true"/>
    </style:style>
    <style:style style:name="Presentación_25_20Comercial_25_20Nibiru-backgroundobjects" style:display-name="Presentación%20Comercial%20Nibiru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sentación_25_20Comercial_25_20Nibiru-notes" style:display-name="Presentación%20Comercial%20Nibir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ción_25_20Comercial_25_20Nibiru-outline1" style:display-name="Presentación%20Comercial%20Nibiru-outline1" style:family="presentation">
      <style:graphic-properties draw:stroke="none" draw:fill="none">
        <text:list-style style:name="Presentación_25_20Comercial_25_20Nibiru-outline1" style:display-name="Presentación%20Comercial%20Nibir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ción_25_20Comercial_25_20Nibiru-outline2" style:display-name="Presentación%20Comercial%20Nibiru-outline2" style:family="presentation" style:parent-style-name="Presentación_25_20Comercial_25_20Nibiru-outline1">
      <style:paragraph-properties fo:margin-top="0cm" fo:margin-bottom="0.4cm"/>
      <style:text-properties fo:font-size="28pt" style:font-size-asian="28pt" style:font-size-complex="28pt"/>
    </style:style>
    <style:style style:name="Presentación_25_20Comercial_25_20Nibiru-outline3" style:display-name="Presentación%20Comercial%20Nibiru-outline3" style:family="presentation" style:parent-style-name="Presentación_25_20Comercial_25_20Nibiru-outline2">
      <style:paragraph-properties fo:margin-top="0cm" fo:margin-bottom="0.3cm"/>
      <style:text-properties fo:font-size="24pt" style:font-size-asian="24pt" style:font-size-complex="24pt"/>
    </style:style>
    <style:style style:name="Presentación_25_20Comercial_25_20Nibiru-outline4" style:display-name="Presentación%20Comercial%20Nibiru-outline4" style:family="presentation" style:parent-style-name="Presentación_25_20Comercial_25_20Nibiru-outline3">
      <style:paragraph-properties fo:margin-top="0cm" fo:margin-bottom="0.2cm"/>
      <style:text-properties fo:font-size="20pt" style:font-size-asian="20pt" style:font-size-complex="20pt"/>
    </style:style>
    <style:style style:name="Presentación_25_20Comercial_25_20Nibiru-outline5" style:display-name="Presentación%20Comercial%20Nibiru-outline5" style:family="presentation" style:parent-style-name="Presentación_25_20Comercial_25_20Nibiru-outline4">
      <style:paragraph-properties fo:margin-top="0cm" fo:margin-bottom="0.1cm"/>
      <style:text-properties fo:font-size="20pt" style:font-size-asian="20pt" style:font-size-complex="20pt"/>
    </style:style>
    <style:style style:name="Presentación_25_20Comercial_25_20Nibiru-outline6" style:display-name="Presentación%20Comercial%20Nibiru-outline6" style:family="presentation" style:parent-style-name="Presentación_25_20Comercial_25_20Nibiru-outline5">
      <style:paragraph-properties fo:margin-top="0cm" fo:margin-bottom="0.1cm"/>
      <style:text-properties fo:font-size="20pt" style:font-size-asian="20pt" style:font-size-complex="20pt"/>
    </style:style>
    <style:style style:name="Presentación_25_20Comercial_25_20Nibiru-outline7" style:display-name="Presentación%20Comercial%20Nibiru-outline7" style:family="presentation" style:parent-style-name="Presentación_25_20Comercial_25_20Nibiru-outline6">
      <style:paragraph-properties fo:margin-top="0cm" fo:margin-bottom="0.1cm"/>
      <style:text-properties fo:font-size="20pt" style:font-size-asian="20pt" style:font-size-complex="20pt"/>
    </style:style>
    <style:style style:name="Presentación_25_20Comercial_25_20Nibiru-outline8" style:display-name="Presentación%20Comercial%20Nibiru-outline8" style:family="presentation" style:parent-style-name="Presentación_25_20Comercial_25_20Nibiru-outline7">
      <style:paragraph-properties fo:margin-top="0cm" fo:margin-bottom="0.1cm"/>
      <style:text-properties fo:font-size="20pt" style:font-size-asian="20pt" style:font-size-complex="20pt"/>
    </style:style>
    <style:style style:name="Presentación_25_20Comercial_25_20Nibiru-outline9" style:display-name="Presentación%20Comercial%20Nibiru-outline9" style:family="presentation" style:parent-style-name="Presentación_25_20Comercial_25_20Nibiru-outline8">
      <style:paragraph-properties fo:margin-top="0cm" fo:margin-bottom="0.1cm"/>
      <style:text-properties fo:font-size="20pt" style:font-size-asian="20pt" style:font-size-complex="20pt"/>
    </style:style>
    <style:style style:name="Presentación_25_20Comercial_25_20Nibiru-subtitle" style:display-name="Presentación%20Comercial%20Nibiru-subtitle" style:family="presentation">
      <style:graphic-properties draw:stroke="none" draw:fill="none" draw:textarea-vertical-align="middle">
        <text:list-style style:name="Presentación_25_20Comercial_25_20Nibiru-subtitle" style:display-name="Presentación%20Comercial%20Nibir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ción_25_20Comercial_25_20Nibiru-title" style:display-name="Presentación%20Comercial%20Nibiru-title" style:family="presentation">
      <style:graphic-properties draw:stroke="none" draw:fill="none" draw:textarea-vertical-align="middle">
        <text:list-style style:name="Presentación_25_20Comercial_25_20Nibiru-title" style:display-name="Presentación%20Comercial%20Nibir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sentación_25_20Comercial_25_20Nibiru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sentación_25_20Comercial_25_20Nibiru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sentación_25_20Comercial_25_20Nibir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sentación_25_20Comercial_25_20Nibiru" style:display-name="Presentación%20Comercial%20Nibiru" style:page-layout-name="PM1" draw:style-name="Mdp1">
      <draw:frame draw:style-name="Mgr3" draw:text-style-name="MP3" draw:layer="backgroundobjects" svg:width="27.999cm" svg:height="2.274cm" svg:x="0.001cm" svg:y="18.7cm">
        <draw:image xlink:href="Pictures/10000000000005310000006C52B6CB58.png" xlink:type="simple" xlink:show="embed" xlink:actuate="onLoad">
          <text:p/>
        </draw:image>
      </draw:frame>
      <draw:frame draw:style-name="Mgr3" draw:text-style-name="MP3" draw:layer="backgroundobjects" svg:width="27.9cm" svg:height="3.098cm" svg:x="0.1cm" svg:y="0.202cm">
        <draw:image xlink:href="Pictures/1000000000000530000000937C464551.png" xlink:type="simple" xlink:show="embed" xlink:actuate="onLoad">
          <text:p/>
        </draw:image>
      </draw:frame>
      <draw:frame presentation:style-name="Presentación_25_20Comercial_25_20Nibiru-title" draw:layer="backgroundobjects" svg:width="16cm" svg:height="3.506cm" svg:x="4.5cm" svg:y="0.837cm" presentation:class="title" presentation:placeholder="true">
        <draw:text-box/>
      </draw:frame>
      <draw:frame presentation:style-name="Presentación_25_20Comercial_25_20Nibiru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resentación_25_20Comercial_25_20Nibiru-title" draw:layer="backgroundobjects" svg:width="14.848cm" svg:height="11.136cm" svg:x="3.075cm" svg:y="2.257cm" presentation:class="page"/>
        <draw:frame presentation:style-name="Presentación_25_20Comercial_25_20Nibiru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7-14T17:42:48</meta:creation-date>
    <meta:editing-duration>PT3H32M56S</meta:editing-duration>
    <meta:editing-cycles>56</meta:editing-cycles>
    <meta:generator>LibreOffice/3.5$MacOSX_x86 LibreOffice_project/281b639-6baa1d3-ef66a77-d866f25-f36d45f</meta:generator>
    <meta:initial-creator>Lautaro Brasseur</meta:initial-creator>
    <dc:date>2012-10-02T12:42:10</dc:date>
    <meta:document-statistic meta:object-count="91"/>
  </office:meta>
</office:document-meta>
</file>